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709in" fo:margin-left="-0.0146in" table:align="left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4451in"/>
    </style:style>
    <style:style style:name="Table1.C" style:family="table-column">
      <style:table-column-properties style:column-width="0.1188in"/>
    </style:style>
    <style:style style:name="Table1.D" style:family="table-column">
      <style:table-column-properties style:column-width="5.4451in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officeooo:paragraph-rsid="0083260a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7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8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/>
    </style:style>
    <style:style style:name="P9" style:family="paragraph" style:parent-style-name="Table_20_Contents">
      <style:text-properties officeooo:paragraph-rsid="0081d9f9"/>
    </style:style>
    <style:style style:name="P10" style:family="paragraph" style:parent-style-name="Text_20_body">
      <style:text-properties officeooo:paragraph-rsid="00844c8f"/>
    </style:style>
    <style:style style:name="P11" style:family="paragraph" style:parent-style-name="Table_20_End_20_Date">
      <style:text-properties officeooo:rsid="00d12c1b" officeooo:paragraph-rsid="00d12c1b"/>
    </style:style>
    <style:style style:name="P12" style:family="paragraph" style:parent-style-name="Table_20_Start_20_Date">
      <style:paragraph-properties fo:text-align="end" style:justify-single-word="false"/>
      <style:text-properties fo:language="fr" fo:country="FR"/>
    </style:style>
    <style:style style:name="P13" style:family="paragraph" style:parent-style-name="Table_20_Start_20_Date">
      <style:paragraph-properties fo:text-align="end" style:justify-single-word="false"/>
      <style:text-properties fo:language="fr" fo:country="FR" officeooo:paragraph-rsid="00e50840"/>
    </style:style>
    <style:style style:name="P14" style:family="paragraph" style:parent-style-name="Table_20_Subheading">
      <style:text-properties fo:font-style="normal" style:font-style-asian="normal" style:font-style-complex="normal"/>
    </style:style>
    <style:style style:name="P15" style:family="paragraph" style:parent-style-name="Table_20_Subheading">
      <style:text-properties fo:font-style="normal" officeooo:paragraph-rsid="00f4532d" style:font-style-asian="normal" style:font-style-complex="normal"/>
    </style:style>
    <style:style style:name="P16" style:family="paragraph" style:parent-style-name="Table_20_Text">
      <style:text-properties style:font-name="Joanna Nova" fo:font-size="12pt" fo:language="fr" fo:country="FR" fo:font-style="normal" officeooo:rsid="00e50840" officeooo:paragraph-rsid="00e50840" style:font-size-asian="12pt" style:font-style-asian="normal" style:font-size-complex="12pt" style:font-style-complex="normal"/>
    </style:style>
    <style:style style:name="P17" style:family="paragraph" style:parent-style-name="Table_20_Text">
      <style:text-properties style:font-name="Joanna Nova" fo:font-size="12pt" fo:language="fr" fo:country="FR" fo:font-style="italic" officeooo:rsid="00d12c1b" officeooo:paragraph-rsid="00d12c1b" style:font-size-asian="12pt" style:font-style-asian="italic" style:font-size-complex="12pt" style:font-style-complex="italic"/>
    </style:style>
    <style:style style:name="P18" style:family="paragraph" style:parent-style-name="Table_20_Text">
      <style:text-properties fo:font-style="italic" style:font-style-asian="italic" style:font-style-complex="italic"/>
    </style:style>
    <style:style style:name="P19" style:family="paragraph" style:parent-style-name="Table_20_End_20_Date">
      <style:text-properties officeooo:rsid="00e50840" officeooo:paragraph-rsid="00e50840"/>
    </style:style>
    <style:style style:name="P20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21" style:family="paragraph" style:parent-style-name="Heading_20_2">
      <style:text-properties fo:font-variant="small-caps" style:font-name="Ringside Regular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1" style:font-size-complex="16.1000003814697pt" style:font-weight-complex="bold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213dd"/>
    </style:style>
    <style:style style:name="T3" style:family="text">
      <style:text-properties style:font-name="Joanna Nova" fo:language="fr" fo:country="FR" officeooo:rsid="00da1249"/>
    </style:style>
    <style:style style:name="T4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1" style:font-size-complex="20.3999996185303pt" style:font-weight-complex="bold"/>
    </style:style>
    <style:style style:name="T5" style:family="text">
      <style:text-properties fo:font-size="20.3999996185303pt" style:font-size-asian="20.3999996185303pt" style:font-size-complex="20.3999996185303pt"/>
    </style:style>
    <style:style style:name="T6" style:family="text">
      <style:text-properties fo:font-size="20.3999996185303pt" officeooo:rsid="003ed5ef" style:font-size-asian="20.3999996185303pt" style:font-size-complex="20.3999996185303pt"/>
    </style:style>
    <style:style style:name="T7" style:family="text">
      <style:text-properties officeooo:rsid="00c351f9"/>
    </style:style>
    <style:style style:name="T8" style:family="text">
      <style:text-properties style:font-name="Gill Sans" fo:language="fr" fo:country="FR" officeooo:rsid="00da1249"/>
    </style:style>
    <style:style style:name="T9" style:family="text">
      <style:text-properties officeooo:rsid="00d4c11e"/>
    </style:style>
    <style:style style:name="T10" style:family="text">
      <style:text-properties officeooo:rsid="00e3eff6"/>
    </style:style>
    <style:style style:name="T11" style:family="text">
      <style:text-properties officeooo:rsid="00e50840"/>
    </style:style>
    <style:style style:name="T12" style:family="text">
      <style:text-properties officeooo:rsid="00e7f20f"/>
    </style:style>
    <style:style style:name="T13" style:family="text">
      <style:text-properties officeooo:rsid="00ed6612"/>
    </style:style>
    <style:style style:name="T14" style:family="text">
      <style:text-properties fo:font-variant="normal" fo:text-transform="none" style:font-name="Joanna Nova" fo:font-size="12pt" fo:language="fr" fo:country="FR" officeooo:rsid="00f12ae7" style:font-size-asian="12pt" style:font-size-complex="12pt"/>
    </style:style>
    <style:style style:name="T15" style:family="text">
      <style:text-properties fo:font-variant="normal" fo:text-transform="none" style:font-name="Joanna Nova" fo:font-size="12pt" fo:language="fr" fo:country="FR" officeooo:rsid="00f569fe" style:font-size-asian="12pt" style:font-size-complex="12pt"/>
    </style:style>
    <style:style style:name="T16" style:family="text">
      <style:text-properties officeooo:rsid="00f767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Eric Bréchemier<text:span text:style-name="T1"><text:line-break/></text:span><text:span text:style-name="T5">eric@</text:span><text:span text:style-name="T4">culture</text:span><text:span text:style-name="T5">.graphic</text:span><text:span text:style-name="T6">s</text:span></text:h>
      <text:h text:style-name="P21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depuis <text:span text:style-name="T11">fin </text:span></text:p>
          </table:table-cell>
          <table:table-cell table:style-name="Table1.A1" office:value-type="string">
            <text:p text:style-name="P19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6">Ingénieur pédagogique<text:span text:style-name="T12"> &amp; co-responsable de formation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5">Licence Informatique <text:span text:style-name="T13">parcours </text:span>Jeu Vidéo<text:span text:style-name="T14"> </text:span><text:span text:style-name="T15">au </text:span><text:span text:style-name="T14">Cnam-Enjmin</text:span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1">2022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7">Atelier de conception pédagogique pour la création de Kadenze Academy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Certificat de Conception Pédagogique de l<text:span text:style-name="T2">'atelier</text:span> de Connie Malamed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Certificat d<text:span text:style-name="T16">'enseignement numérique à distance</text:span> de Learn<text:span text:style-name="T9"> </text:span>Assembly</text:p>
          </table:table-cell>
        </table:table-row>
        <table:table-row>
          <table:table-cell table:style-name="Table1.A1" office:value-type="string">
            <text:p text:style-name="P12">depuis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8">étude de la conception pédagogique en autodidacte</text:p>
          </table:table-cell>
        </table:table-row>
      </table:table>
      <text:h text:style-name="P21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8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cours <text:span text:style-name="T3">de Graphisme</text:span> de l'<text:span text:style-name="T10">edaa, </text:span><text:span text:style-name="T3">École d'Arts Appliqués à distance</text:span></text:p>
          </table:table-cell>
        </table:table-row>
        <table:table-row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cours du soir de Communication Visuelle de l'EPSA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spécialisation Graphisme de CalArts sur Coursera</text:p>
          </table:table-cell>
        </table:table-row>
        <table:table-row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>
          <table:table-cell table:style-name="GraphicDesignTable.A1" office:value-type="string">
            <text:p text:style-name="P8">depuis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8">étude du graphisme en autodidacte</text:p>
          </table:table-cell>
        </table:table-row>
      </table:table>
      <text:h text:style-name="P21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Text">Ingénieur en informatique<text:span text:style-name="T7">, formateur &amp; chef de projet</text:span>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>
                <table:table-cell table:style-name="SoftwareEngineer.A1" office:value-type="string">
                  <text:p text:style-name="P14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>
                <table:table-cell table:style-name="SoftwareEngineer.A1" office:value-type="string">
                  <text:p text:style-name="P14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>
                <table:table-cell table:style-name="SoftwareEngineer.A1" office:value-type="string">
                  <text:p text:style-name="P14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>
                <table:table-cell table:style-name="SoftwareEngineer.A1" office:value-type="string">
                  <text:p text:style-name="P14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>
                <table:table-cell table:style-name="SoftwareEngineer.A1" office:value-type="string">
                  <text:p text:style-name="P14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>
                <table:table-cell table:style-name="SoftwareEngineer.A1" office:value-type="string">
                  <text:p text:style-name="P14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>
                <table:table-cell table:style-name="SoftwareEngineer.A1" office:value-type="string">
                  <text:p text:style-name="P14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8">Master Jeux Vidéo et Media Interactifs Numériques du C<text:span text:style-name="T11">nam</text:span>-E<text:span text:style-name="T11">njmin</text:span>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8">diplôme d'ingénieur en informatique de l'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ill Sans" svg:font-family="'Gill Sans'" style:font-family-generic="swiss" style:font-pitch="variable"/>
    <style:font-face style:name="Joanna Nova" svg:font-family="'Joanna Nova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normal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9:14:54.808546514</meta:creation-date>
    <dc:date>2023-05-16T19:10:37.251467231</dc:date>
    <meta:editing-duration>PT7H1M36S</meta:editing-duration>
    <meta:editing-cycles>196</meta:editing-cycles>
    <meta:generator>LibreOffice/7.4.6.2$MacOSX_X86_64 LibreOffice_project/5b1f5509c2decdade7fda905e3e1429a67acd63d</meta:generator>
    <dc:creator>Eric Bréchemier</dc:creator>
    <meta:document-statistic meta:table-count="4" meta:image-count="0" meta:object-count="0" meta:page-count="1" meta:paragraph-count="51" meta:word-count="157" meta:character-count="1097" meta:non-whitespace-character-count="988"/>
  </office:meta>
</office:document-meta>
</file>